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3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7.696cm" svg:height="15.097cm" draw:transform="rotate (-1.5707963267949) translate (15.8170933850381cm 8.22848219061621cm)" svg:viewBox="0 0 17697 15098" svg:d="M16253 14752c2250-1250 1350-5500 750-6500s-1881 53-3250-1250 370-4976-2000-6750c-921-412-1781 1906-2650 1762-1034-184-1973-1417-3000-1750-1712-554-3423-161-4100 488-2005 1379-2017 4397-2000 6750s3250 4000 5750 5000c2595 1038 8250 3500 10500 2250z">
            <text:p/>
          </draw:path>
          <draw:frame draw:style-name="gr2" draw:text-style-name="P3" draw:layer="layout" svg:width="5.019cm" svg:height="7.803cm" svg:x="1.615cm" svg:y="1.831cm">
            <draw:text-box>
              <text:p text:style-name="P2"><text:span text:style-name="T1">Rôle des</text:span></text:p>
              <text:p text:style-name="P2"><text:span text:style-name="T1">médiateurs</text:span></text:p>
              <text:p text:style-name="P2"><text:span text:style-name="T1">seniors.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30T11:32:52.677862639</dc:date>
    <meta:editing-duration>PT8H55M55S</meta:editing-duration>
    <meta:editing-cycles>50</meta:editing-cycles>
    <meta:generator>LibreOffice/7.5.5.2$Linux_X86_64 LibreOffice_project/50$Build-2</meta:generator>
    <meta:document-statistic meta:object-count="3"/>
  </office:meta>
</office:document-meta>
</file>